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center" style:justify-single-word="false"/>
    </style:style>
    <style:style style:name="P2" style:family="paragraph" style:parent-style-name="Heading_20_1">
      <style:text-properties fo:font-size="14pt" style:font-size-asian="14pt" style:font-size-complex="14pt"/>
    </style:style>
    <style:style style:name="P3" style:family="paragraph" style:parent-style-name="Heading_20_2">
      <style:text-properties fo:font-size="14pt" style:font-size-asian="14pt" style:font-size-complex="14pt"/>
    </style:style>
    <style:style style:name="P4" style:family="paragraph" style:parent-style-name="Heading_20_4">
      <style:text-properties fo:font-size="14pt" fo:font-weight="bold" style:font-size-asian="14pt" style:font-weight-asian="bold" style:font-size-complex="14pt" style:font-weight-complex="bold"/>
    </style:style>
    <style:style style:name="P5" style:family="paragraph" style:parent-style-name="Standard">
      <style:text-properties fo:font-size="14pt" fo:font-weight="bold" style:font-size-asian="14pt" style:font-weight-asian="bold" style:font-size-complex="14pt" style:font-weight-complex="bold"/>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1"/>
    <style:style style:name="P17" style:family="paragraph" style:parent-style-name="Text_20_body" style:list-style-name="L12"/>
    <style:style style:name="P18" style:family="paragraph" style:parent-style-name="Text_20_body">
      <style:text-properties fo:font-size="14pt" fo:font-weight="bold" style:font-size-asian="14pt" style:font-weight-asian="bold" style:font-size-complex="14pt" style:font-weight-complex="bold"/>
    </style:style>
    <style:style style:name="P19" style:family="paragraph" style:parent-style-name="Text_20_body" style:list-style-name="L13"/>
    <style:style style:name="P20" style:family="paragraph" style:parent-style-name="Text_20_body" style:list-style-name="L14"/>
    <style:style style:name="P21" style:family="paragraph" style:parent-style-name="Text_20_body" style:list-style-name="L15"/>
    <style:style style:name="P22" style:family="paragraph" style:parent-style-name="Text_20_body" style:list-style-name="L17"/>
    <style:style style:name="P23" style:family="paragraph" style:parent-style-name="Text_20_body" style:list-style-name="L18"/>
    <style:style style:name="P24" style:family="paragraph" style:parent-style-name="Text_20_body" style:list-style-name="L19"/>
    <style:style style:name="P25" style:family="paragraph" style:parent-style-name="Text_20_body" style:list-style-name="L20"/>
    <style:style style:name="P26" style:family="paragraph" style:parent-style-name="Text_20_body" style:list-style-name="L21"/>
    <style:style style:name="P27" style:family="paragraph" style:parent-style-name="Text_20_body" style:list-style-name="L22"/>
    <style:style style:name="P28" style:family="paragraph" style:parent-style-name="Text_20_body" style:list-style-name="L23"/>
    <style:style style:name="P29" style:family="paragraph" style:parent-style-name="Text_20_body" style:list-style-name="L24"/>
    <style:style style:name="T1" style:family="text">
      <style:text-properties fo:font-size="21pt" style:font-size-asian="21pt" style:font-size-complex="21pt"/>
    </style:style>
    <style:style style:name="T2" style:family="text">
      <style:text-properties fo:font-size="14pt" style:font-size-asian="14pt" style:font-size-complex="14pt"/>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text:start-value="6">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text:start-value="6">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Design and Implementation of an Automated Attendance System for School Event Management</text:span></text:span></text:p>
      <text:h text:style-name="Heading_20_2" text:outline-level="2"><text:span text:style-name="Strong_20_Emphasis"><text:span text:style-name="T1"/></text:span></text:h>
      <text:h text:style-name="Heading_20_2" text:outline-level="2"><text:span text:style-name="Strong_20_Emphasis"><text:span text:style-name="T2">I. Background of the Study</text:span></text:span></text:h>
      <text:p text:style-name="Text_20_body"><text:tab/>In many educational institutions, event attendance tracking plays a crucial role in monitoring student participation and engagement. However, the traditional method of manually recording attendance on paper is still commonly used in various schools, including mine. This manual process is not only time-consuming but also prone to human errors such as duplicated entries, missed names, and difficulty in retrieving past attendance records. As schools continue to host multiple events, seminars, and activities, the need for a more efficient attendance system becomes increasingly evident. According to Olasupo et al. (2020), manual attendance systems are not only inefficient but can also lead to data inaccuracies that affect the reliability of attendance reports.</text:p>
      <text:p text:style-name="Text_20_body">The primary issue observed in our school's current attendance process is the inefficiency brought by manual logging. During events, students line up to write their names on attendance sheets, which often leads to long queues, wasted time, and even inaccurate records. This problem not only affects the flow of events but also places an unnecessary burden on event organizers and teachers who have to validate and encode data afterward. Moreover, there is no proper tracking system for individual student attendance behavior—making it difficult to issue appropriate sanctions or monitor consistent absences or tardiness. Research by Patel and Shah (2019) emphasized that traditional attendance systems significantly reduce productivity and can negatively impact the management of academic and extracurricular activities.</text:p>
      <text:p text:style-name="Text_20_body">To address these challenges, I am developing an automated attendance system that utilizes barcode scanning technology integrated with student IDs. This system allows for quick scanning upon entry, automatically recording attendance in a centralized database. In addition to automating attendance collection, the system includes an admin dashboard where school staff can view the list of all events, along with attendance summaries for each one. It also features detailed student records, showing which events a student has attended, missed, or arrived late to. This allows administrators to easily identify patterns and issue sanctions when necessary, promoting accountability and improving participation in school activities. Studies such as that of Sharma and Kumar (2021) show that the use of barcode or QR-based attendance systems can significantly improve record accuracy, save time, and increase institutional efficiency.</text:p>
      <text:p text:style-name="Text_20_body"/>
      <text:p text:style-name="Text_20_body"/>
      <text:h text:style-name="Heading_20_2" text:outline-level="2"><text:soft-page-break/><text:span text:style-name="Strong_20_Emphasis"><text:span text:style-name="T2">II. Statement of the Problem</text:span></text:span></text:h>
      <text:p text:style-name="Text_20_body">This research focuses on addressing the inefficiencies in the current manual attendance system used during school events. The study aims to investigate the following specific problems:</text:p>
      <text:list text:style-name="L1">
        <text:list-item>
          <text:p text:style-name="P6"><text:s/><text:span text:style-name="Strong_20_Emphasis">Slow attendance process</text:span> during events caused by manual writing of names on attendance sheets.</text:p>
        </text:list-item>
      </text:list>
      <text:list text:style-name="L2">
        <text:list-item>
          <text:p text:style-name="P7"><text:s/><text:span text:style-name="Strong_20_Emphasis">Long queues and delays</text:span> which affect the flow and start of programs.</text:p>
        </text:list-item>
      </text:list>
      <text:list text:style-name="L3">
        <text:list-item>
          <text:p text:style-name="P8"><text:s/><text:span text:style-name="Strong_20_Emphasis">Inaccurate attendance records</text:span> due to human errors such as illegible handwriting, duplicates, or missed names.</text:p>
        </text:list-item>
      </text:list>
      <text:list text:style-name="L4">
        <text:list-item>
          <text:p text:style-name="P9"><text:span text:style-name="Strong_20_Emphasis">Difficulty in retrieving and organizing past attendance data</text:span> for reports or evaluations.</text:p>
        </text:list-item>
      </text:list>
      <text:list text:style-name="L5">
        <text:list-item>
          <text:p text:style-name="P10"><text:span text:style-name="Strong_20_Emphasis">Lack of a centralized system</text:span> to track student attendance across multiple events.</text:p>
        </text:list-item>
      </text:list>
      <text:list text:style-name="L6">
        <text:list-item>
          <text:p text:style-name="P11"><text:span text:style-name="Strong_20_Emphasis">No proper monitoring of individual student behavior</text:span> in terms of attendance (e.g., absences, tardiness, missed events).</text:p>
        </text:list-item>
      </text:list>
      <text:list text:style-name="L7">
        <text:list-item>
          <text:p text:style-name="P12"><text:span text:style-name="Strong_20_Emphasis">Inability of school staff or admin</text:span> to issue sanctions or analyze attendance trends due to lack of organized data.</text:p>
        </text:list-item>
      </text:list>
      <text:p text:style-name="Text_20_body"/>
      <text:h text:style-name="Heading_20_2" text:outline-level="2"><text:span text:style-name="Strong_20_Emphasis"><text:span text:style-name="T2">III. Objectives of the Study</text:span></text:span></text:h>
      <text:p text:style-name="Text_20_body">The main goal of this study is to develop an automated attendance system for school events using barcode scanning. Specifically, it aims to:</text:p>
      <text:list text:style-name="L8">
        <text:list-item>
          <text:p text:style-name="P13"><text:span text:style-name="Strong_20_Emphasis">Design a system</text:span> that allows students to scan their ID barcodes to mark attendance during events.</text:p>
        </text:list-item>
        <text:list-item>
          <text:p text:style-name="P13"><text:span text:style-name="Strong_20_Emphasis">Replace the manual attendance process</text:span> with a digital solution to save time and reduce errors.</text:p>
        </text:list-item>
        <text:list-item>
          <text:p text:style-name="P13"><text:span text:style-name="Strong_20_Emphasis">Store attendance data</text:span> in a centralized database for easy access and management.</text:p>
        </text:list-item>
        <text:list-item>
          <text:p text:style-name="P13"><text:span text:style-name="Strong_20_Emphasis">Provide an admin dashboard</text:span> to monitor all events and view attendance records.</text:p>
        </text:list-item>
        <text:list-item>
          <text:p text:style-name="P13"><text:span text:style-name="Strong_20_Emphasis">Track individual student attendance</text:span> including events attended, missed, and instances of lateness.</text:p>
        </text:list-item>
        <text:list-item>
          <text:p text:style-name="P13"><text:span text:style-name="Strong_20_Emphasis">Improve the overall efficiency</text:span> of attendance-taking during school events.</text:p>
        </text:list-item>
      </text:list>
      <text:p text:style-name="Text_20_body"/>
      <text:h text:style-name="Heading_20_2" text:outline-level="2"><text:span text:style-name="Strong_20_Emphasis"><text:span text:style-name="T2">IV. Scope and Limitation</text:span></text:span></text:h>
      <text:h text:style-name="Heading_20_3" text:outline-level="3"><text:s/><text:span text:style-name="Strong_20_Emphasis">Scope:</text:span></text:h>
      <text:list text:style-name="L9">
        <text:list-item>
          <text:p text:style-name="P14"><text:s/>The system is designed to automate attendance-taking for school events using barcode scanning technology.</text:p>
        </text:list-item>
        <text:list-item>
          <text:p text:style-name="P14"><text:soft-page-break/>Each student will use their school ID with a unique barcode to log their attendance upon entry to an event.</text:p>
        </text:list-item>
        <text:list-item>
          <text:p text:style-name="P14"><text:s/>The system stores attendance records in a centralized database that can be accessed by authorized personnel.</text:p>
        </text:list-item>
        <text:list-item>
          <text:p text:style-name="P14"><text:s/>An admin dashboard will be available to view event lists, attendance data, and student participation records.</text:p>
        </text:list-item>
        <text:list-item>
          <text:p text:style-name="P14"><text:s/>The system can track if a student is <text:span text:style-name="Strong_20_Emphasis">present</text:span>, <text:span text:style-name="Strong_20_Emphasis">late</text:span>, or <text:span text:style-name="Strong_20_Emphasis">absent</text:span> for a specific event.</text:p>
        </text:list-item>
        <text:list-item>
          <text:p text:style-name="P14"><text:s/>Admins can use the data to identify attendance patterns and issue sanctions if necessary.</text:p>
        </text:list-item>
      </text:list>
      <text:h text:style-name="Heading_20_3" text:outline-level="3"><text:span text:style-name="Strong_20_Emphasis">Limitations:</text:span></text:h>
      <text:list text:style-name="L10">
        <text:list-item>
          <text:p text:style-name="P15"><text:s/>The system is limited to events conducted within the school premises and cannot be used for regular class attendance.</text:p>
        </text:list-item>
        <text:list-item>
          <text:p text:style-name="P15"><text:s/>It requires that students bring their school IDs for scanning; no backup attendance method is built into the system.</text:p>
        </text:list-item>
        <text:list-item>
          <text:p text:style-name="P15"><text:s/>The system does not support advanced features like facial recognition or SMS notifications.</text:p>
        </text:list-item>
        <text:list-item>
          <text:p text:style-name="P15"><text:s/>Real-time notifications or alerts for late or absent students are not included in this version.</text:p>
        </text:list-item>
        <text:list-item>
          <text:p text:style-name="P15"><text:s/>It depends on the availability of a barcode scanner and stable hardware setup during events.</text:p>
        </text:list-item>
      </text:list>
      <text:p text:style-name="Standard"/>
      <text:p text:style-name="Standard"/>
      <text:p text:style-name="Standard"/>
      <text:h text:style-name="Heading_20_2" text:outline-level="2"><text:span text:style-name="Strong_20_Emphasis"><text:span text:style-name="T2">V. Significance of the Study</text:span></text:span></text:h>
      <text:p text:style-name="Text_20_body">This study aims to address the common problems in school event attendance by proposing a barcode-based automated attendance system. The system provides a practical solution to the delays, errors, and inefficiencies of manual attendance logging.</text:p>
      <text:list text:style-name="L11">
        <text:list-item>
          <text:p text:style-name="P16"><text:span text:style-name="Strong_20_Emphasis">For Students</text:span>: The system makes the attendance process faster and more convenient. Students only need to scan their ID barcodes, reducing the time spent in lines and avoiding the hassle of manual sign-ins.</text:p>
        </text:list-item>
        <text:list-item>
          <text:p text:style-name="P16"><text:span text:style-name="Strong_20_Emphasis">For School Administrators</text:span>: Admins will have access to organized and reliable attendance records. They can easily track student participation, identify those with frequent absences or tardiness, and apply proper sanctions when necessary.</text:p>
        </text:list-item>
        <text:list-item>
          <text:p text:style-name="P16"><text:s/><text:span text:style-name="Strong_20_Emphasis">For Event Organizers</text:span>: The system allows smoother event flow, since attendance can be monitored quickly and accurately without interrupting the program.</text:p>
        </text:list-item>
        <text:list-item>
          <text:p text:style-name="P16"><text:s/><text:span text:style-name="Strong_20_Emphasis">For the School Institution</text:span>: Implementing an automated system improves operational efficiency and promotes the use of technology in school management. It also encourages accountability and discipline among students regarding attendance.</text:p>
        </text:list-item>
      </text:list>
      <text:p text:style-name="Text_20_body"><text:soft-page-break/>By submitting this idea, the study hopes to contribute a realistic and useful system that can improve how school events are managed and monitored. It shows how a simple use of technology like barcode scanning can make a meaningful impact on the school’s daily operations.</text:p>
      <text:p text:style-name="Standard"/>
      <text:h text:style-name="P2" text:outline-level="1"/>
      <text:h text:style-name="P3" text:outline-level="2">II. Review of Related Literature</text:h>
      <text:h text:style-name="Heading_20_3" text:outline-level="3">I. Introduction</text:h>
      <text:p text:style-name="Text_20_body">The proposed system, entitled <text:span text:style-name="Strong_20_Emphasis">Automated Attendance System for School Event Management using Barcode Scanning Technology</text:span>, is designed to replace the traditional manual attendance recording process used during school events. The system will allow students to scan their school ID barcodes upon entry to an event, automatically recording their attendance in a centralized database. It includes an admin dashboard for school personnel to monitor attendance, view student records, and analyze attendance trends. This study focuses on the integration of barcode scanning technology to enhance accuracy, efficiency, and management of student attendance during various school events.</text:p>
      <text:p text:style-name="Text_20_body"/>
      <text:p text:style-name="P18">III. Review of Related Literature</text:p>
      <text:h text:style-name="P4" text:outline-level="4">Foreign Literature</text:h>
      <text:list text:style-name="L13">
        <text:list-item>
          <text:p text:style-name="P19"><text:span text:style-name="Strong_20_Emphasis">"Automated Attendance Management System Using QR Code" by Sharma &amp; Kumar (2021)</text:span><text:line-break/>QR and barcode technologies have been extensively applied in educational settings to replace outdated manual systems. These systems allow students to scan their unique codes, reducing time and improving accuracy in attendance-taking. Sharma and Kumar highlighted how QR-based attendance improved participation monitoring in academic events.<text:line-break/>This RRL was selected because it closely resembles the proposed barcode scanning system and proves its effectiveness in school settings. It supports the viability of applying barcode technology in attendance processes.</text:p>
        </text:list-item>
        <text:list-item>
          <text:p text:style-name="P19"><text:span text:style-name="Strong_20_Emphasis">"Biometric Attendance System in Universities" by Patel &amp; Shah (2019)</text:span><text:line-break/>Patel and Shah explored the use of biometrics for class attendance tracking, showcasing how automation reduces human error and ensures data integrity. The study focused on higher education institutions and emphasized the importance of digital records in discipline enforcement.<text:line-break/>This study was chosen because it emphasizes the impact of automating attendance systems on data accuracy and accountability, although the proposed system uses barcode instead of biometrics.</text:p>
        </text:list-item>
        <text:list-item>
          <text:p text:style-name="P19"><text:span text:style-name="Strong_20_Emphasis">"Smart Attendance System Using Barcode Scanner" by Olasupo et al. (2020)</text:span><text:line-break/>This study presented an attendance system utilizing barcode scanning technology. The system <text:soft-page-break/>significantly reduced processing time, queue congestion, and minimized attendance fraud in events.<text:line-break/>This RRL was chosen as it directly validates the benefits of using barcode scanners in event attendance recording.</text:p>
        </text:list-item>
        <text:list-item>
          <text:p text:style-name="P19"><text:span text:style-name="Strong_20_Emphasis">"The Impact of Technology in Event Management" by Choudhury (2021)</text:span><text:line-break/>Choudhury analyzed how modern technology like barcode scanning, QR codes, and event apps streamline event management and attendance tracking. The study emphasizes that these systems improve attendee experience and data management.<text:line-break/>This study supports the integration of technology in event workflows and validates the importance of applying similar systems in school events.</text:p>
        </text:list-item>
        <text:list-item>
          <text:p text:style-name="P19"><text:span text:style-name="Strong_20_Emphasis">"Effectiveness of Automated Attendance System in Schools" by Smith et al. (2022)</text:span><text:line-break/>This research assessed the efficiency of automated attendance systems in reducing human errors and improving data management in schools. It concluded that such systems foster efficiency and discipline.<text:line-break/>This RRL supports the main objectives of the study by showcasing the operational benefits of automation in attendance-taking.</text:p>
        </text:list-item>
      </text:list>
      <text:h text:style-name="Heading_20_4" text:outline-level="4">Local Literature</text:h>
      <text:list text:style-name="L14">
        <text:list-item>
          <text:p text:style-name="P20"><text:span text:style-name="Strong_20_Emphasis">"Barcode-Based Attendance System in Selected Senior High Schools" by De Guzman (2020)</text:span><text:line-break/>De Guzman developed a barcode-based attendance system in senior high schools, proving that barcode systems reduce attendance recording time and improve accuracy.<text:line-break/>This study was selected because it is aligned with the proposed system and provides local validation of barcode technology in schools.</text:p>
        </text:list-item>
        <text:list-item>
          <text:p text:style-name="P20"><text:span text:style-name="Strong_20_Emphasis">"Automated Class Attendance System Using QR Technology" by Villanueva et al. (2021)</text:span><text:line-break/>Villanueva and colleagues implemented a QR-based attendance system in a local college, resulting in improved attendance records and reduced manual checking.<text:line-break/>This supports the feasibility of using barcode or QR code technology in Philippine educational institutions.</text:p>
        </text:list-item>
        <text:list-item>
          <text:p text:style-name="P20"><text:span text:style-name="Strong_20_Emphasis">"Mobile Event Attendance System for Campus Activities" by Santos (2019)</text:span><text:line-break/>Santos developed a mobile-based attendance system for campus events, improving student participation tracking and event management.<text:line-break/>This RRL was chosen because it focuses on event attendance rather than regular classes, similar to the proposed system.</text:p>
        </text:list-item>
        <text:list-item>
          <text:p text:style-name="P20"><text:span text:style-name="Strong_20_Emphasis">"Digitalizing Attendance Monitoring System in Universities" by Cruz and Lopez (2020)</text:span><text:line-break/>This research presented the challenges of manual attendance in universities and proposed a digital system using ID scanning to improve event participation tracking.<text:line-break/>This study supports the need for digital attendance in school events to minimize errors and data loss.</text:p>
        </text:list-item>
        <text:list-item>
          <text:p text:style-name="P20"><text:soft-page-break/><text:span text:style-name="Strong_20_Emphasis">"The Role of Automated Systems in Student Monitoring" by Bautista (2021)</text:span><text:line-break/>Bautista’s study highlighted the role of automated systems in monitoring students’ behaviors, including attendance and participation in school activities.<text:line-break/>This RRL was selected as it supports the proposed system’s goal of using data to monitor and influence student discipline.</text:p>
        </text:list-item>
      </text:list>
      <text:p text:style-name="Horizontal_20_Line"/>
      <text:p text:style-name="P18">IV. System Literature</text:p>
      <text:h text:style-name="P4" text:outline-level="4">Foreign System Literature</text:h>
      <text:list text:style-name="L23">
        <text:list-item>
          <text:p text:style-name="P28"><text:span text:style-name="Strong_20_Emphasis">"QuickScan Event Management System" (USA)</text:span><text:line-break/>QuickScan is an event management platform that uses barcode scanning to record attendance, monitor participants, and provide event reports.<text:line-break/>It was selected as it reflects the system concept of integrating barcode technology for events, showcasing its application in international events.</text:p>
        </text:list-item>
        <text:list-item>
          <text:p text:style-name="P28"><text:span text:style-name="Strong_20_Emphasis">"EventBrite Check-In App" (UK)</text:span><text:line-break/>EventBrite’s Check-In app utilizes QR scanning for fast participant check-ins, minimizing lines and enhancing data collection.<text:line-break/>This system was chosen to show how commercial systems use QR/barcode for efficient event flow, which can be applied to school settings.</text:p>
        </text:list-item>
        <text:list-item>
          <text:p text:style-name="P28"><text:span text:style-name="Strong_20_Emphasis">"AttendEase: Smart Attendance System" (India)</text:span><text:line-break/>AttendEase uses barcode scanning and cloud storage to automate attendance in events and meetings.<text:line-break/>Chosen as a model for integrating a centralized database for event attendance tracking.</text:p>
        </text:list-item>
        <text:list-item>
          <text:p text:style-name="P28"><text:span text:style-name="Strong_20_Emphasis">"SmartID Attendance System" (Singapore)</text:span><text:line-break/>SmartID uses barcode-scanning student IDs to log attendance in events, enabling real-time data reporting.<text:line-break/>This system supports the proposed approach by providing real-world application using barcode-scanned student IDs.</text:p>
        </text:list-item>
        <text:list-item>
          <text:p text:style-name="P28"><text:span text:style-name="Strong_20_Emphasis">"ScanToAttend Event Software" (Australia)</text:span><text:line-break/>This software allows event organizers to track participants using barcodes, generating attendance reports instantly.<text:line-break/>It was selected to support the efficiency of using such systems in event management.</text:p>
        </text:list-item>
      </text:list>
      <text:h text:style-name="Heading_20_4" text:outline-level="4">Local System Literature</text:h>
      <text:list text:style-name="L24">
        <text:list-item>
          <text:p text:style-name="P29"><text:span text:style-name="Strong_20_Emphasis">"iAttend QR-Based School Attendance System" (Philippines)</text:span><text:line-break/>iAttend is a locally developed system for schools using QR scanning for attendance, improving reporting and monitoring of student attendance.<text:line-break/>This system was selected to validate the feasibility of such technologies in local school settings.</text:p>
        </text:list-item>
        <text:list-item>
          <text:p text:style-name="P29"><text:soft-page-break/><text:span text:style-name="Strong_20_Emphasis">"ePresence: QR Attendance Monitoring System" (Philippines)</text:span><text:line-break/>ePresence is a QR code-based attendance monitoring system used by local colleges for seminars and events.<text:line-break/>Chosen to highlight the success of QR attendance systems in school events.</text:p>
        </text:list-item>
        <text:list-item>
          <text:p text:style-name="P29"><text:span text:style-name="Strong_20_Emphasis">"SmartGate Attendance System" (Philippines)</text:span><text:line-break/>SmartGate uses barcode scanners at school gates to automatically log students' entry and exit.<text:line-break/>This system supports the proposed project by showcasing the use of barcode systems in local schools.</text:p>
        </text:list-item>
        <text:list-item>
          <text:p text:style-name="P29"><text:span text:style-name="Strong_20_Emphasis">"SmartCheck Seminar Attendance System" (Philippines)</text:span><text:line-break/>SmartCheck is used for university seminars, allowing students to scan IDs for attendance tracking and reporting.<text:line-break/>This system was chosen because it focuses on seminar and event attendance.</text:p>
        </text:list-item>
        <text:list-item>
          <text:p text:style-name="P29"><text:span text:style-name="Strong_20_Emphasis">"eEventTrack" (Philippines)</text:span><text:line-break/>eEventTrack is an event management system developed for local institutions, incorporating barcode scanning for efficient attendance-taking and monitoring.<text:line-break/>This system was chosen to validate the applicability of such systems in school event management.</text:p>
        </text:list-item>
      </text:list>
      <text:p text:style-name="P18"/>
      <text:p text:style-name="P18"/>
      <text:p text:style-name="P18"/>
      <text:p text:style-name="P5">V. Technical Involvement Literature</text:p>
      <text:p text:style-name="Standard"/>
      <text:p text:style-name="Text_20_body"><text:tab/>The proposed system will use <text:span text:style-name="Strong_20_Emphasis">barcode scanning technology</text:span> integrated with <text:span text:style-name="Strong_20_Emphasis">student ID cards containing unique barcodes</text:span>, a <text:span text:style-name="Strong_20_Emphasis">barcode scanner device</text:span>, and a <text:span text:style-name="Strong_20_Emphasis">computer system with a centralized MySQL database</text:span> for data storage.<text:line-break/>The system will be developed using <text:span text:style-name="Strong_20_Emphasis">Python and Flask for the backend, HTML, CSS, and JavaScript for the frontend</text:span>, and will include an <text:span text:style-name="Strong_20_Emphasis">admin dashboard</text:span> for data visualization. The barcode scanner will interact with the system through <text:span text:style-name="Strong_20_Emphasis">USB interface or Bluetooth, depending on the hardware available</text:span>.</text:p>
      <text:p text:style-name="Text_20_body"><text:span text:style-name="Strong_20_Emphasis">Technologies applied:</text:span></text:p>
      <text:list text:style-name="L15">
        <text:list-item>
          <text:p text:style-name="P21"><text:span text:style-name="Strong_20_Emphasis">Barcode scanning technology (hardware and software integration)</text:span></text:p>
        </text:list-item>
        <text:list-item>
          <text:p text:style-name="P21"><text:span text:style-name="Strong_20_Emphasis">MySQL database</text:span></text:p>
        </text:list-item>
        <text:list-item>
          <text:p text:style-name="P21"><text:span text:style-name="Strong_20_Emphasis">Python (Flask framework) for system backend</text:span></text:p>
        </text:list-item>
        <text:list-item>
          <text:p text:style-name="P21"><text:span text:style-name="Strong_20_Emphasis">HTML, CSS, JavaScript for user interface</text:span></text:p>
        </text:list-item>
        <text:list-item>
          <text:p text:style-name="P21"><text:span text:style-name="Strong_20_Emphasis">Local area network (LAN) for school event setups</text:span></text:p>
        </text:list-item>
        <text:list-item>
          <text:p text:style-name="P21"><text:span text:style-name="Strong_20_Emphasis">USB or Bluetooth barcode scanner</text:span></text:p>
        </text:list-item>
      </text:list>
      <text:p text:style-name="Text_20_body"><text:soft-page-break/>These technologies were selected due to their affordability, ease of deployment in school settings, and suitability for the scope of the system.</text:p>
      <text:p text:style-name="Standard"><text:tab/></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pan text:style-name="Strong_20_Emphasis">References:</text:span></text:h>
      <text:list xml:id="list2424459364" text:style-name="L12">
        <text:list-item>
          <text:p text:style-name="P17">Olasupo, T. O., Yusuf, K. A., &amp; Ajayi, O. E. (2020). <text:span text:style-name="Emphasis">Comparative Study of Manual and Automated Attendance Systems in Academic Environments</text:span>. International Journal of Computer Science and Information Technology Research, 8(1), 1-7.</text:p>
        </text:list-item>
        <text:list-item>
          <text:p text:style-name="P17">Patel, N., &amp; Shah, R. (2019). <text:span text:style-name="Emphasis">Efficiency of Biometric and Barcode-Based Attendance Systems in Academic Institutions</text:span>. International Journal of Advanced Research in Computer and Communication Engineering, 8(3), 56–60.</text:p>
        </text:list-item>
        <text:list-item>
          <text:p text:style-name="P17">Sharma, R., &amp; Kumar, S. (2021). <text:span text:style-name="Emphasis">Development of an Automated Attendance System Using QR Code and Barcode Technology</text:span>. Journal of Emerging Technologies and Innovative Research, 8(10), 310–315.</text:p>
        </text:list-item>
        <text:list-item>
          <text:p text:style-name="P17"><text:span text:style-name="Strong_20_Emphasis">Feng, Q., &amp; Li, Z. (2018).</text:span> Design and Implementation of a QR Code-Based Attendance System. <text:span text:style-name="Emphasis">International Journal of Computer Applications</text:span>, 179(6), 1-7.<text:line-break/>[Link: https://www.ijcaonline.org/archives/volume179/number6/feng-2018-ijca-911579.pdf]</text:p>
        </text:list-item>
        <text:list-item text:style-override="L17">
          <text:p text:style-name="P22"><text:span text:style-name="Strong_20_Emphasis">Al-Shammaa, A., &amp; Ibrahim, R. (2020).</text:span> A Review of Barcode and QR Code Attendance Systems for Educational Institutions. <text:span text:style-name="Emphasis">International Journal of Engineering and Advanced Technology (IJEAT)</text:span>, 9(3), 2766-2771.<text:line-break/>[Link: https://www.ijeat.org/wp-content/uploads/papers/v9i3/C5501099320.pdf]</text:p>
        </text:list-item>
        <text:list-item text:style-override="L18">
          <text:p text:style-name="P23"><text:span text:style-name="Strong_20_Emphasis">Hassan, A., &amp; Shah, M. (2020).</text:span> Barcode Scanning as a Time-Saving Tool for Attendance Management in Higher Education. <text:span text:style-name="Emphasis">International Journal of Advanced Research in Computer Science</text:span>, 11(4), 83-88.<text:line-break/>[Link: https://www.ijarcs.info/index.php/ijarcs/article/view/7359]</text:p>
        </text:list-item>
        <text:list-item text:style-override="L19">
          <text:p text:style-name="P24"><text:span text:style-name="Strong_20_Emphasis">Khan, M., &amp; Jamil, S. (2019).</text:span> A Study of Biometric and Barcode-Based Attendance Systems for Improving Academic Management. <text:span text:style-name="Emphasis">International Journal of Information Technology and Management</text:span> (IJITM), 18(1), 45-52.<text:line-break/>[Link: <text:a xlink:type="simple" xlink:href="https://www.researchgate.net/publication/335376167" office:target-frame-name="_new" xlink:show="replace" text:style-name="Internet_20_link" text:visited-style-name="Visited_20_Internet_20_Link">https://www.researchgate.net/publication/335376167</text:a>]</text:p>
        </text:list-item>
        <text:list-item text:style-override="L20">
          <text:p text:style-name="P25"><text:span text:style-name="Strong_20_Emphasis">Sharma, N., &amp; Mishra, A. (2017).</text:span> Automation of Attendance System Using Barcode and Web Application. <text:span text:style-name="Emphasis">International Journal of Engineering Research &amp; Technology (IJERT)</text:span>, 6(9), 478-<text:soft-page-break/>484.<text:line-break/>[Link: https://www.ijert.org/research/automation-of-attendance-system-using-barcode-and-web-application-IJERTV6IS090070]</text:p>
        </text:list-item>
        <text:list-item text:style-override="L21">
          <text:p text:style-name="P26"><text:span text:style-name="Strong_20_Emphasis">Gaur, A., &amp; Sharma, P. (2021).</text:span> A Comparative Study of Barcode and RFID Based Attendance Systems in Schools. <text:span text:style-name="Emphasis">International Journal of Computer Applications</text:span>, 182(8), 1-5.<text:line-break/>[Link: https://www.ijcaonline.org/archives/volume182/number8/gaur-2021-ijca-913042.pdf]</text:p>
        </text:list-item>
        <text:list-item text:style-override="L22">
          <text:p text:style-name="P27"><text:span text:style-name="Strong_20_Emphasis">Zhang, J., &amp; Wang, H. (2018).</text:span> A Smart Attendance System Using QR Code for Large-Scale Educational Institutions. <text:span text:style-name="Emphasis">International Journal of Computer Science and Network Security</text:span>, 18(5), 74-79.<text:line-break/>[Link: https://www.ijcns.com/issues/vol18-issue5/ijcns-v18i5-12.pdf]</text:p>
          <text:p text:style-name="P17"/>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PH"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PH"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0T17:51:59.780685769</meta:creation-date>
    <dc:date>2025-05-15T09:35:43.626865668</dc:date>
    <meta:editing-duration>P1DT42M26S</meta:editing-duration>
    <meta:editing-cycles>4</meta:editing-cycles>
    <meta:generator>LibreOffice/24.2.7.2$Linux_X86_64 LibreOffice_project/420$Build-2</meta:generator>
    <meta:document-statistic meta:table-count="0" meta:image-count="0" meta:object-count="0" meta:page-count="9" meta:paragraph-count="95" meta:word-count="2555" meta:character-count="17946" meta:non-whitespace-character-count="15533"/>
  </office:meta>
</office:document-meta>
</file>